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fo:font-weight="bold" officeooo:rsid="000b3b38" officeooo:paragraph-rsid="000b3b38" style:font-weight-asian="bold" style:font-weight-complex="bold"/>
    </style:style>
    <style:style style:name="P2" style:family="paragraph" style:parent-style-name="Standard">
      <style:text-properties fo:font-weight="bold" officeooo:rsid="000b3b38" officeooo:paragraph-rsid="000b3b38" style:font-weight-asian="bold" style:font-weight-complex="bold"/>
    </style:style>
    <style:style style:name="P3" style:family="paragraph" style:parent-style-name="Standard">
      <style:text-properties fo:font-weight="bold" officeooo:rsid="000bfd24" officeooo:paragraph-rsid="000bfd24" style:font-weight-asian="bold" style:font-weight-complex="bold"/>
    </style:style>
    <style:style style:name="P4" style:family="paragraph" style:parent-style-name="Standard">
      <style:text-properties fo:font-weight="normal" officeooo:rsid="000b3b38" officeooo:paragraph-rsid="000b3b3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fd24" style:font-weight-asian="normal" style:font-weight-complex="normal"/>
    </style:style>
    <style:style style:name="T3" style:family="text">
      <style:text-properties fo:font-weight="normal" officeooo:rsid="000d2e4d" style:font-weight-asian="normal" style:font-weight-complex="normal"/>
    </style:style>
    <style:style style:name="T4" style:family="text">
      <style:text-properties officeooo:rsid="000d2e4d"/>
    </style:style>
    <style:style style:name="T5" style:family="text">
      <style:text-properties fo:font-style="italic" fo:font-weight="normal" officeooo:rsid="000d2e4d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bfd24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officeooo:rsid="000bfd24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d2e4d" style:font-style-asian="normal" style:font-weight-asian="normal" style:font-style-complex="normal" style:font-weight-complex="normal"/>
    </style:style>
    <style:style style:name="T9" style:family="text">
      <style:text-properties fo:font-size="18pt" style:font-size-asian="15.75pt" style:font-size-complex="18pt"/>
    </style:style>
    <style:style style:name="T10" style:family="text">
      <style:text-properties fo:font-size="18pt" officeooo:rsid="000d2e4d" style:font-size-asian="15.75pt" style:font-size-complex="18pt"/>
    </style:style>
    <style:style style:name="T11" style:family="text">
      <style:text-properties fo:font-size="18pt" fo:font-weight="normal" style:font-size-asian="15.75pt" style:font-weight-asian="normal" style:font-size-complex="1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nday <text:s text:c="13"/><text:span text:style-name="T1"><text:s/>Mandazi <text:s text:c="15"/>Githeri /</text:span><text:span text:style-name="T3">mango</text:span><text:span text:style-name="T1"> <text:s text:c="27"/>Ugali sukuma eggs /</text:span><text:span text:style-name="T3">orange</text:span><text:span text:style-name="T1"> <text:s text:c="9"/></text:span></text:p>
      <text:p text:style-name="P4"><text:s text:c="29"/>white tea/<text:span text:style-name="T4">banana</text:span></text:p>
      <text:p text:style-name="P2"/>
      <text:p text:style-name="P2"/>
      <text:p text:style-name="P2">Tuesday <text:s text:c="15"/><text:span text:style-name="T1"><text:s/></text:span><text:span text:style-name="T2">uji /</text:span><text:span text:style-name="T3">banana</text:span><text:span text:style-name="T2"> <text:s text:c="21"/>rice beans </text:span><text:span text:style-name="T5">banana</text:span><text:span text:style-name="T6"> <text:s text:c="14"/>fish ugali</text:span><text:span text:style-name="T7">/</text:span><text:span text:style-name="T8">apple</text:span></text:p>
      <text:p text:style-name="P3">nd</text:p>
      <text:p text:style-name="P2"/>
      <text:p text:style-name="P2"/>
      <text:p text:style-name="P2">Wednesday <text:s text:c="6"/><text:span text:style-name="T1"><text:s text:c="2"/></text:span><text:span text:style-name="T2">omellete tea /</text:span><text:span text:style-name="T3">banana</text:span><text:span text:style-name="T2"> <text:s text:c="10"/></text:span><text:span text:style-name="T3">f</text:span><text:span text:style-name="T2">ries /</text:span><text:span text:style-name="T3">juice</text:span><text:span text:style-name="T2"> <text:s text:c="28"/></text:span><text:span text:style-name="T3">pilau kuku/pineapple</text:span><text:span text:style-name="T2"> <text:s/></text:span></text:p>
      <text:p text:style-name="P2"/>
      <text:p text:style-name="P2"/>
      <text:p text:style-name="P2"/>
      <text:p text:style-name="P2">Thursday <text:s text:c="12"/><text:span text:style-name="T3">uji </text:span><text:span text:style-name="T5">banana <text:s text:c="26"/>githeri</text:span><text:span text:style-name="T8">/mango <text:s text:c="22"/>ugali nyama/mango</text:span></text:p>
      <text:p text:style-name="P2"/>
      <text:p text:style-name="P2"/>
      <text:p text:style-name="P2"/>
      <text:p text:style-name="P2">Friday <text:s text:c="17"/><text:span text:style-name="T3">coffee bread/orange <text:s text:c="10"/>rice/western/mango <text:s text:c="16"/>chapo/beanpineapple</text:span></text:p>
      <text:p text:style-name="P2"/>
      <text:p text:style-name="P2"/>
      <text:p text:style-name="P2"/>
      <text:p text:style-name="P2">Saturday <text:s text:c="12"/><text:span text:style-name="T4">pombe <text:s text:c="30"/>anything <text:s/>light <text:s text:c="30"/>anything heavy</text:span></text:p>
      <text:p text:style-name="P2"/>
      <text:p text:style-name="P2"/>
      <text:p text:style-name="P2"/>
      <text:p text:style-name="P2">Sunday <text:s text:c="20"/><text:span text:style-name="T10">snacks <text:s text:c="11"/>snacks <text:s text:c="24"/>snack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0b3b38" officeooo:paragraph-rsid="000b3b38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Y <text:s text:c="17"/>BREAKFAST <text:s text:c="8"/>LUNCH <text:s text:c="9"/>SUPP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1:08:35.805517693</meta:creation-date>
    <dc:date>2021-02-21T11:38:40.559373355</dc:date>
    <meta:editing-duration>PT9M43S</meta:editing-duration>
    <meta:editing-cycles>1</meta:editing-cycles>
    <meta:document-statistic meta:table-count="0" meta:image-count="0" meta:object-count="0" meta:page-count="1" meta:paragraph-count="10" meta:word-count="52" meta:character-count="863" meta:non-whitespace-character-count="362"/>
    <meta:generator>LibreOffice/6.4.2.2$Linux_X86_64 LibreOffice_project/40$Build-2</meta:generator>
  </office:meta>
</office:document-meta>
</file>